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ext-properties fo:color="#ccccc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style="italic" style:font-style-asian="italic" style:font-style-complex="italic"/>
    </style:style>
    <style:style style:name="ce8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0" table:default-cell-style-name="ce7"/>
        <table:table-row table:style-name="ro1">
          <table:table-cell table:style-name="ce1" office:value-type="string" calcext:value-type="string">
            <text:p>D =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VE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1° for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2° for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 table:number-columns-repeated="10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3° for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5" table:number-columns-spanned="11" table:number-rows-spanned="1"/>
          <table:covered-table-cell table:number-columns-repeated="10" table:style-name="ce5"/>
        </table:table-row>
        <table:table-row table:style-name="ro1"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AUX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5" table:number-columns-repeated="11"/>
        </table:table-row>
        <table:table-row table:style-name="ro1">
          <table:table-cell table:style-name="ce6" table:number-columns-repeated="11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D = 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VET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1° for)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2° for)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 table:number-columns-repeated="10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3° for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5" table:number-columns-spanned="11" table:number-rows-spanned="1"/>
          <table:covered-table-cell table:number-columns-repeated="10" table:style-name="ce5"/>
        </table:table-row>
        <table:table-row table:style-name="ro1"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A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5" calcext:value-type="float">
            <text:p>9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table:style-name="ce6" table:number-columns-repeated="11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D = 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VE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1° for)</text:p>
          </table:table-cell>
          <table:table-cell table:number-columns-repeated="10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2° for)</text:p>
          </table:table-cell>
          <table:table-cell table:number-columns-repeated="10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" table:number-columns-repeated="10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3° for)</text:p>
          </table:table-cell>
          <table:table-cell table:number-columns-repeated="10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spanned="11" table:number-rows-spanned="1"/>
          <table:covered-table-cell table:number-columns-repeated="10" table:style-name="ce5"/>
        </table:table-row>
        <table:table-row table:style-name="ro1"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AUX</text:p>
          </table:table-cell>
          <table:table-cell table:number-columns-repeated="10"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3:47:56.056233946</meta:creation-date>
    <dc:date>2024-07-05T14:32:52.840722015</dc:date>
    <meta:editing-duration>PT3M11S</meta:editing-duration>
    <meta:editing-cycles>1</meta:editing-cycles>
    <meta:document-statistic meta:table-count="1" meta:cell-count="318" meta:object-count="0"/>
    <meta:generator>LibreOffice/7.3.7.2$Linux_X86_64 LibreOffice_project/30$Build-2</meta:generator>
  </office:meta>
</office:document-meta>
</file>